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bb4702" officeooo:paragraph-rsid="00002694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dc080" officeooo:paragraph-rsid="00002694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b4702" officeooo:paragraph-rsid="00002694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bb990d" officeooo:paragraph-rsid="00002694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b990d" officeooo:paragraph-rsid="00002694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1d42e26" officeooo:paragraph-rsid="00002694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style="italic" fo:font-weight="normal" officeooo:rsid="0149fee7" officeooo:paragraph-rsid="00002694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fo:font-variant="normal" fo:text-transform="none" fo:color="#000000" style:font-name="Liberation Serif" fo:font-size="12pt" fo:letter-spacing="normal" fo:font-style="italic" fo:font-weight="normal" officeooo:rsid="00bb990d" officeooo:paragraph-rsid="00002694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text-properties fo:font-variant="normal" fo:text-transform="none" fo:color="#000000" style:font-name="Liberation Serif" fo:font-size="12pt" fo:letter-spacing="normal" fo:font-style="italic" fo:font-weight="normal" officeooo:rsid="00bdc080" officeooo:paragraph-rsid="00002694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1d2681b"/>
    </style:style>
    <style:style style:name="T2" style:family="text">
      <style:text-properties officeooo:rsid="0149fee7"/>
    </style:style>
    <style:style style:name="T3" style:family="text">
      <style:text-properties officeooo:rsid="01d42e26"/>
    </style:style>
    <style:style style:name="T4" style:family="text">
      <style:text-properties officeooo:rsid="03636fc4"/>
    </style:style>
    <style:style style:name="T5" style:family="text">
      <style:text-properties officeooo:rsid="00e32815"/>
    </style:style>
    <style:style style:name="T6" style:family="text">
      <style:text-properties officeooo:rsid="00bb990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bd174a"/>
    </style:style>
    <style:style style:name="T9" style:family="text">
      <style:text-properties fo:color="#252525" officeooo:rsid="0010da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3"/>
      <text:p text:style-name="P3">Из Конотопа приехал мой брат Саша и ты совершила свой первый выезд в Графский парк.</text:p>
      <text:p text:style-name="P3">С нами пошли ещё Славик и Ира. Мы со Славиком раскумарились возле озера, а брат мой таким не баловался.</text:p>
      <text:p text:style-name="P3">Возвращались мы через калитку возле здания музпеда, где надо переступать железную полосу приваренную высоко на землёй <text:span text:style-name="T1">и</text:span> коляск<text:span text:style-name="T1">ой</text:span> <text:span text:style-name="T2">там </text:span>не проехать. </text:p>
      <text:p text:style-name="P3">Я томно попросил Славика помочь перенести, но как только он протянул руки ухватить <text:span text:style-name="T3">коляску спереди</text:span>, Саша вдруг вызверился и без обиняков гаркнул на Славика:</text:p>
      <text:p text:style-name="P3">- Пошёл отсюда!</text:p>
      <text:p text:style-name="P3">Славик <text:span text:style-name="T4">послушно </text:span>стушевался и тебя перенесли мы с Сашей. </text:p>
      <text:p text:style-name="P3">Мне было приятно <text:s/><text:span text:style-name="T3">и </text:span>гордо<text:span text:style-name="T3">стно</text:span>, что у меня такой брат, а <text:span text:style-name="T2">у</text:span> теб<text:span text:style-name="T2">я</text:span> заботливый дядя — <text:span text:style-name="T5">не уступил племянницу Славику</text:span>.</text:p>
      <text:p text:style-name="P3">Второй твой выезд туда же состоялся по приезду из Киева брата Иры.</text:p>
      <text:p text:style-name="P3">Игорь был с женой и она его постоянно шпыняла, а он примирительным тоном пытался сглаживать острые углы. </text:p>
      <text:p text:style-name="P3">Мне <text:span text:style-name="T2">тогда </text:span>подумалось, что у неё, наверно, ПМС, но в дальнейшем выяснилось, что ПМС этот у неё пожизненно.</text:p>
      <text:p text:style-name="P3">Во время прогулки она то и дело раскрывала свой зонт и тут же начинался дождик.</text:p>
      <text:p text:style-name="P3">На десятый раз Ире тоже дошло в чём причина и следствие. Она попросила жену Игоря больше не раскрывать зонт. </text:p>
      <text:p text:style-name="P3">Та обрадовалась, что её заметили и оценили, и на обратном пути дождя <text:span text:style-name="T3">уже </text:span>не было.</text:p>
      <text:p text:style-name="P3"/>
      <text:p text:style-name="P5">Семейным прозвищем Ивана Алексеевича было «князь» и такое обращение его тешило. </text:p>
      <text:p text:style-name="P5">Ну, ещё бы — из крестьянских мальчиков да в князья!</text:p>
      <text:p text:style-name="P5">Хотя <text:span text:style-name="T3">по </text:span>внешн<text:span text:style-name="T3">ости</text:span> <text:s/>ему <text:span text:style-name="T3">оно </text:span>подходило, особенно когда раскроет газету — весь такой сытно вальяжный, в белой майке и синих штанах <text:span text:style-name="T3">от </text:span>спортив<text:span text:style-name="T3">ки</text:span>.</text:p>
      <text:p text:style-name="P5">Вобщем, баловали его этим прозвищем и было за что; ведь он — добытчик.</text:p>
      <text:p text:style-name="P5">В эпоху дефицита не только свадебные костюмы дефицит, но <text:span text:style-name="T3">также</text:span> и некоторые виды продуктов. А тесть мой их добывал. Однажды привёз даже целый мешок гречки.</text:p>
      <text:p text:style-name="P5">Привёз и поставил на кухне, у батареи центрального отопления под подоконником. </text:p>
      <text:p text:style-name="P5">В левом углу от окна газовая плита, в правом <text:span text:style-name="T3">колонка</text:span> титан для нагрева воды, а как раз посередине этот мешок гречки. </text:p>
      <text:p text:style-name="P5">И правильно — есть чем гордиться; люди специально в Москву за гречкой ездят, а тут вон целый мешок. </text:p>
      <text:p text:style-name="P5"/>
      <text:p text:style-name="P7">(...это как предмет гордости, охотничий трофей, типа бивней на стене, или меча от рыбы, или … эти, ветвистые... вобщем, тоже на стену вешают...)</text:p>
      <text:p text:style-name="P8"/>
      <text:p text:style-name="P5">Ну, погордись ты неделю, пусть — две, а то уж скоро месяц, как <text:span text:style-name="T3">этот мешок</text:span> обходить приходится, уже и тёща ворчит, <text:span text:style-name="T3">а в ответ</text:span>.</text:p>
      <text:p text:style-name="P5">- <text:span text:style-name="T4">А</text:span>? Ну, да...</text:p>
      <text:p text:style-name="P6">И опять уткнулся. </text:p>
      <text:p text:style-name="P6">Но<text:span text:style-name="T6"> тут мне подвернулась одна из прочитанных им газет, а в ней статья на археологическую тему. Саму статью я не стал читать, мне просто заголовок понравился. Броский такой. Мне даже туалет общаги вспомнился.</text:span></text:p>
      <text:p text:style-name="P5">Сложил я эту газету определённым образом, чтоб <text:span text:style-name="T3">один </text:span>заголовок только видн<text:span text:style-name="T3">елся</text:span>, отнёс вечером на кухню и нежно так — голубоватым жестом — разместил его поверх мешка с гречкой. </text:p>
      <text:p text:style-name="P4">Потом вернулся к двери, <text:s/>потушил свет и ушёл спать, оставив в темноте мешок с заголовком «<text:span text:style-name="T7">ГРОБНИЦА КНЯЗЯ</text:span>».</text:p>
      <text:p text:style-name="P5"><text:soft-page-break/>Утром мешка не было. </text:p>
      <text:p text:style-name="P5"><text:span text:style-name="T8">Всё-таки</text:span>, <text:span text:style-name="T8">как</text:span> зять, <text:s/>я — <text:s/>классический «от<text:span text:style-name="T9">э́</text:span> падло».</text:p>
      <text:p text:style-name="P5"/>
      <text:p text:style-name="P2">За день до отъезда я <text:span text:style-name="T3">съездил</text:span> в Конотоп, чтоб повидать Леночку, которая <text:s/>отдыхала в пионерлагере на Сейму. </text:p>
      <text:p text:style-name="P2">Она <text:span text:style-name="T3">там <text:s/></text:span>подтвердила, что я ей папа и отрядная воспитательница позволила нам покинуть территорию.</text:p>
      <text:p text:style-name="P2">В сосновом лесу Леночка подобрала серое перо неизвестной птицы и я сунул его ей в волосы <text:span text:style-name="T3">и дальше о</text:span>но та<text:span text:style-name="T3">м само</text:span> держалось.</text:p>
      <text:p text:style-name="P2"/>
      <text:p text:style-name="P9"><text:span text:style-name="T2">(...и</text:span>ндейцы не дураки — такие перья делают человека частью свободного мира, возникает <text:span text:style-name="T3">сопричастность, </text:span>контакт и взаимопонимание...<text:span text:style-name="T2">)</text:span></text:p>
      <text:p text:style-name="P9"/>
      <text:p text:style-name="P2">Когда мы возвращались в лагерную цивилизацию, вовремя подбежавший порыв ветра встрепенул ей волосы и унёс перо. </text:p>
      <text:p text:style-name="P2">Она даже не заметил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8:30:59.603452023</meta:creation-date>
    <dc:date>2017-03-02T18:31:04.685168977</dc:date>
    <dc:creator>sehrguey </dc:creator>
    <meta:editing-duration>PT5S</meta:editing-duration>
    <meta:editing-cycles>1</meta:editing-cycles>
    <meta:document-statistic meta:table-count="0" meta:image-count="0" meta:object-count="0" meta:page-count="2" meta:paragraph-count="36" meta:word-count="562" meta:character-count="3454" meta:non-whitespace-character-count="2898"/>
    <meta:generator>LibreOffice/4.3.3.2$Linux_x86 LibreOffice_project/430m0$Build-2</meta:generator>
  </office:meta>
</office:document-meta>
</file>